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33057113060701</text:p>
          </table:table-cell>
          <table:table-cell office:value-type="string" calcext:value-type="string">
            <text:p>2020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258" calcext:value-type="float">
            <text:p>159.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057113060701</text:p>
          </table:table-cell>
          <table:table-cell office:value-type="string" calcext:value-type="string">
            <text:p>2017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73984" calcext:value-type="float">
            <text:p>158.7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057113060701</text:p>
          </table:table-cell>
          <table:table-cell office:value-type="string" calcext:value-type="string">
            <text:p>2016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30144" calcext:value-type="float">
            <text:p>156.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057113060701</text:p>
          </table:table-cell>
          <table:table-cell office:value-type="string" calcext:value-type="string">
            <text:p>2015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8352" calcext:value-type="float">
            <text:p>150.0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057113060701</text:p>
          </table:table-cell>
          <table:table-cell office:value-type="string" calcext:value-type="string">
            <text:p>2014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5576" calcext:value-type="float">
            <text:p>148.9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057113060701</text:p>
          </table:table-cell>
          <table:table-cell office:value-type="string" calcext:value-type="string">
            <text:p>2013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1632" calcext:value-type="float">
            <text:p>145.8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057113060701</text:p>
          </table:table-cell>
          <table:table-cell office:value-type="string" calcext:value-type="string">
            <text:p>2012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56" calcext:value-type="float">
            <text:p>143.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057113060701</text:p>
          </table:table-cell>
          <table:table-cell office:value-type="string" calcext:value-type="string">
            <text:p>2011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1176" calcext:value-type="float">
            <text:p>139.8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057113060701</text:p>
          </table:table-cell>
          <table:table-cell office:value-type="string" calcext:value-type="string">
            <text:p>2010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0112" calcext:value-type="float">
            <text:p>138.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057113060701</text:p>
          </table:table-cell>
          <table:table-cell office:value-type="string" calcext:value-type="string">
            <text:p>2009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3056" calcext:value-type="float">
            <text:p>137.8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057113060701</text:p>
          </table:table-cell>
          <table:table-cell office:value-type="string" calcext:value-type="string">
            <text:p>2008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4728" calcext:value-type="float">
            <text:p>134.4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057113060701</text:p>
          </table:table-cell>
          <table:table-cell office:value-type="string" calcext:value-type="string">
            <text:p>2007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2496" calcext:value-type="float">
            <text:p>131.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057113060701</text:p>
          </table:table-cell>
          <table:table-cell office:value-type="string" calcext:value-type="string">
            <text:p>2006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6192" calcext:value-type="float">
            <text:p>129.6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057113060701</text:p>
          </table:table-cell>
          <table:table-cell office:value-type="string" calcext:value-type="string">
            <text:p>2005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6128" calcext:value-type="float">
            <text:p>132.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057113060701</text:p>
          </table:table-cell>
          <table:table-cell office:value-type="string" calcext:value-type="string">
            <text:p>2004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5168" calcext:value-type="float">
            <text:p>131.5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057113060701</text:p>
          </table:table-cell>
          <table:table-cell office:value-type="string" calcext:value-type="string">
            <text:p>2004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9616" calcext:value-type="float">
            <text:p>129.2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057113060701</text:p>
          </table:table-cell>
          <table:table-cell office:value-type="string" calcext:value-type="string">
            <text:p>2003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8488" calcext:value-type="float">
            <text:p>130.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057113060701</text:p>
          </table:table-cell>
          <table:table-cell office:value-type="string" calcext:value-type="string">
            <text:p>2002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0576" calcext:value-type="float">
            <text:p>129.9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057113060701</text:p>
          </table:table-cell>
          <table:table-cell office:value-type="string" calcext:value-type="string">
            <text:p>2002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39872" calcext:value-type="float">
            <text:p>130.03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057113060701</text:p>
          </table:table-cell>
          <table:table-cell office:value-type="string" calcext:value-type="string">
            <text:p>2001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8176" calcext:value-type="float">
            <text:p>128.3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057113060701</text:p>
          </table:table-cell>
          <table:table-cell office:value-type="string" calcext:value-type="string">
            <text:p>2000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016" calcext:value-type="float">
            <text:p>127.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057113060701</text:p>
          </table:table-cell>
          <table:table-cell office:value-type="string" calcext:value-type="string">
            <text:p>1999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0808" calcext:value-type="float">
            <text:p>125.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057113060701</text:p>
          </table:table-cell>
          <table:table-cell office:value-type="string" calcext:value-type="string">
            <text:p>1998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6424" calcext:value-type="float">
            <text:p>125.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057113060701</text:p>
          </table:table-cell>
          <table:table-cell office:value-type="string" calcext:value-type="string">
            <text:p>1997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7008" calcext:value-type="float">
            <text:p>126.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057113060701</text:p>
          </table:table-cell>
          <table:table-cell office:value-type="string" calcext:value-type="string">
            <text:p>1996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9408" calcext:value-type="float">
            <text:p>127.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057113060701</text:p>
          </table:table-cell>
          <table:table-cell office:value-type="string" calcext:value-type="string">
            <text:p>1995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9888" calcext:value-type="float">
            <text:p>128.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057113060701</text:p>
          </table:table-cell>
          <table:table-cell office:value-type="string" calcext:value-type="string">
            <text:p>1994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78" calcext:value-type="float">
            <text:p>128.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057113060701</text:p>
          </table:table-cell>
          <table:table-cell office:value-type="string" calcext:value-type="string">
            <text:p>1993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924" calcext:value-type="float">
            <text:p>129.6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057113060701</text:p>
          </table:table-cell>
          <table:table-cell office:value-type="string" calcext:value-type="string">
            <text:p>1992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4688" calcext:value-type="float">
            <text:p>131.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057113060701</text:p>
          </table:table-cell>
          <table:table-cell office:value-type="string" calcext:value-type="string">
            <text:p>1991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9384" calcext:value-type="float">
            <text:p>133.5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057113060701</text:p>
          </table:table-cell>
          <table:table-cell office:value-type="string" calcext:value-type="string">
            <text:p>1991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6648" calcext:value-type="float">
            <text:p>135.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057113060701</text:p>
          </table:table-cell>
          <table:table-cell office:value-type="string" calcext:value-type="string">
            <text:p>1989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08" calcext:value-type="float">
            <text:p>140.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057113060701</text:p>
          </table:table-cell>
          <table:table-cell office:value-type="string" calcext:value-type="string">
            <text:p>1989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7584" calcext:value-type="float">
            <text:p>141.9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057113060701</text:p>
          </table:table-cell>
          <table:table-cell office:value-type="string" calcext:value-type="string">
            <text:p>1988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3784" calcext:value-type="float">
            <text:p>142.7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057113060701</text:p>
          </table:table-cell>
          <table:table-cell office:value-type="string" calcext:value-type="string">
            <text:p>1988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5808" calcext:value-type="float">
            <text:p>144.6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057113060701</text:p>
          </table:table-cell>
          <table:table-cell office:value-type="string" calcext:value-type="string">
            <text:p>1987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0504" calcext:value-type="float">
            <text:p>147.0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057113060701</text:p>
          </table:table-cell>
          <table:table-cell office:value-type="string" calcext:value-type="string">
            <text:p>1987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092" calcext:value-type="float">
            <text:p>149.8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057113060701</text:p>
          </table:table-cell>
          <table:table-cell office:value-type="string" calcext:value-type="string">
            <text:p>1986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7912" calcext:value-type="float">
            <text:p>152.9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057113060701</text:p>
          </table:table-cell>
          <table:table-cell office:value-type="string" calcext:value-type="string">
            <text:p>1986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14904" calcext:value-type="float">
            <text:p>156.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057113060701</text:p>
          </table:table-cell>
          <table:table-cell office:value-type="string" calcext:value-type="string">
            <text:p>1985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772" calcext:value-type="float">
            <text:p>160.4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057113060701</text:p>
          </table:table-cell>
          <table:table-cell office:value-type="string" calcext:value-type="string">
            <text:p>1984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2392" calcext:value-type="float">
            <text:p>161.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057113060701</text:p>
          </table:table-cell>
          <table:table-cell office:value-type="string" calcext:value-type="string">
            <text:p>1984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4568" calcext:value-type="float">
            <text:p>159.7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057113060701</text:p>
          </table:table-cell>
          <table:table-cell office:value-type="string" calcext:value-type="string">
            <text:p>1983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84296" calcext:value-type="float">
            <text:p>160.8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057113060701</text:p>
          </table:table-cell>
          <table:table-cell office:value-type="string" calcext:value-type="string">
            <text:p>1981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3168" calcext:value-type="float">
            <text:p>162.0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057113060701</text:p>
          </table:table-cell>
          <table:table-cell office:value-type="string" calcext:value-type="string">
            <text:p>1979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004" calcext:value-type="float">
            <text:p>155.6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057113060701</text:p>
          </table:table-cell>
          <table:table-cell office:value-type="string" calcext:value-type="string">
            <text:p>1979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7716" calcext:value-type="float">
            <text:p>153.7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057113060701</text:p>
          </table:table-cell>
          <table:table-cell office:value-type="string" calcext:value-type="string">
            <text:p>1978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8288" calcext:value-type="float">
            <text:p>152.5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057113060701</text:p>
          </table:table-cell>
          <table:table-cell office:value-type="string" calcext:value-type="string">
            <text:p>1978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5052" calcext:value-type="float">
            <text:p>152.7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057113060701</text:p>
          </table:table-cell>
          <table:table-cell office:value-type="string" calcext:value-type="string">
            <text:p>1977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6976" calcext:value-type="float">
            <text:p>146.6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057113060701</text:p>
          </table:table-cell>
          <table:table-cell office:value-type="string" calcext:value-type="string">
            <text:p>1975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612" calcext:value-type="float">
            <text:p>146.7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057113060701</text:p>
          </table:table-cell>
          <table:table-cell office:value-type="string" calcext:value-type="string">
            <text:p>1974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32" calcext:value-type="float">
            <text:p>141.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057113060701</text:p>
          </table:table-cell>
          <table:table-cell office:value-type="string" calcext:value-type="string">
            <text:p>1971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984" calcext:value-type="float">
            <text:p>139.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057113060701</text:p>
          </table:table-cell>
          <table:table-cell office:value-type="string" calcext:value-type="string">
            <text:p>1966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2288" calcext:value-type="float">
            <text:p>129.7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3057113060701</text:p>
          </table:table-cell>
          <table:table-cell office:value-type="string" calcext:value-type="string">
            <text:p>1963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12976" calcext:value-type="float">
            <text:p>116.0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